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1174c1" officeooo:paragraph-rsid="001174c1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21966" officeooo:paragraph-rsid="00121966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officeooo:rsid="001174c1" officeooo:paragraph-rsid="001174c1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fo:font-size="16pt" fo:font-weight="bold" officeooo:rsid="00121966" officeooo:paragraph-rsid="00121966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text-properties fo:font-size="16pt" fo:font-weight="bold" officeooo:paragraph-rsid="00121966"/>
    </style:style>
    <style:style style:name="P6" style:family="paragraph" style:parent-style-name="Standard" style:list-style-name="L1">
      <style:text-properties fo:font-size="16pt" fo:font-weight="bold" officeooo:paragraph-rsid="0012f879"/>
    </style:style>
    <style:style style:name="P7" style:family="paragraph" style:parent-style-name="Standard" style:list-style-name="L2">
      <style:text-properties fo:font-size="16pt" fo:font-weight="bold" officeooo:rsid="00121966" officeooo:paragraph-rsid="00121966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21966" officeooo:paragraph-rsid="0012196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6060e" officeooo:paragraph-rsid="0016060e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paragraph-rsid="00121966"/>
    </style:style>
    <style:style style:name="P11" style:family="paragraph" style:parent-style-name="Standard" style:list-style-name="L2">
      <style:text-properties fo:font-size="12pt" fo:font-weight="normal" officeooo:rsid="00121966" officeooo:paragraph-rsid="001174c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879" style:font-size-asian="14pt" style:font-weight-asian="normal" style:font-size-complex="16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f879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2f879" style:font-size-asian="10.5pt" style:font-size-complex="12pt"/>
    </style:style>
    <style:style style:name="T7" style:family="text">
      <style:text-properties fo:font-variant="normal" fo:text-transform="none" fo:color="#445578" loext:opacity="100%" style:font-name="Inter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fo:color="#445578" loext:opacity="100%" style:font-name="Inter" fo:letter-spacing="normal" fo:font-style="normal" fo:font-weight="normal" officeooo:rsid="0012f879" style:font-size-asian="16pt" style:font-size-complex="16pt"/>
    </style:style>
    <style:style style:name="T9" style:family="text">
      <style:text-properties fo:font-variant="normal" fo:text-transform="none" fo:color="#000000" loext:opacity="100%" style:font-name="Inter" fo:letter-spacing="normal" fo:font-style="normal" fo:font-weight="normal" officeooo:rsid="0012f879" fo:background-color="transparent" loext:char-shading-value="0" style:font-size-asian="16pt" style:font-size-complex="16pt"/>
    </style:style>
    <style:style style:name="T10" style:family="text">
      <style:text-properties officeooo:rsid="00121966" style:font-size-asian="14pt" style:font-weight-asian="bold" style:font-size-complex="16pt" style:font-weight-complex="bold"/>
    </style:style>
    <style:style style:name="T11" style:family="text">
      <style:text-properties officeooo:rsid="0012f879" style:font-size-asian="14pt" style:font-weight-asian="bold" style:font-size-complex="16pt" style:font-weight-complex="bold"/>
    </style:style>
    <style:style style:name="T12" style:family="text">
      <style:text-properties officeooo:rsid="0012f8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E’S:-</text:p>
      <text:list text:style-name="L1">
        <text:list-item>
          <text:p text:style-name="P4">Anaconda<text:span text:style-name="T1">(librearies are pre installed)</text:span></text:p>
          <text:p text:style-name="P4"><text:span text:style-name="T1">https://docs.anaconda.com/navigator/</text:span></text:p>
          <text:p text:style-name="P4"><text:span text:style-name="T1"/></text:p>
        </text:list-item>
        <text:list-item>
          <text:p text:style-name="P5"><text:span text:style-name="T10">pycharm(</text:span><text:span text:style-name="T2">Built in developer tools </text:span><text:span text:style-name="T7">such as Anaconda, IPython, Kite, and WakaTime</text:span><text:span text:style-name="T8">)</text:span></text:p>
        </text:list-item>
      </text:list>
      <text:p text:style-name="P10"><text:a xlink:type="simple" xlink:href="https://www.jetbrains.com/pycharm/download/?section=linux" text:style-name="Internet_20_link" text:visited-style-name="Visited_20_Internet_20_Link"><text:span text:style-name="T8">https://www.jetbrains.com/pycharm/download/?section=linux</text:span></text:a></text:p>
      <text:p text:style-name="P10"><text:span text:style-name="T8"/></text:p>
      <text:list text:continue-numbering="true" text:style-name="L1">
        <text:list-item>
          <text:p text:style-name="P4">Visual Studio code(easy for coding)</text:p>
          <text:p text:style-name="P4">https://code.visualstudio.com/download</text:p>
          <text:p text:style-name="P4"/>
        </text:list-item>
        <text:list-item>
          <text:p text:style-name="P6"><text:span text:style-name="T11">Spyder(</text:span><text:span text:style-name="T7">Support for automatic code completion and splitting</text:span><text:span text:style-name="T9">)<text:tab/></text:span></text:p>
          <text:p text:style-name="P6"><text:span text:style-name="T9"/></text:p>
        </text:list-item>
      </text:list>
      <text:p text:style-name="P1">Deep Learnig Frame Works</text:p>
      <text:p text:style-name="P1"/>
      <text:p text:style-name="P3">Pytorch:-</text:p>
      <text:list text:style-name="L2">
        <text:list-item>
          <text:p text:style-name="P11">provides flexibility and speed dur to its hybrid frontend</text:p>
        </text:list-item>
        <text:list-item>
          <text:p text:style-name="P7"><text:span text:style-name="T3">enables scalable distributed training </text:span><text:span text:style-name="T4">and performence optimization inresearch and production</text:span></text:p>
        </text:list-item>
      </text:list>
      <text:p text:style-name="P8"><text:span text:style-name="T4"/></text:p>
      <text:p text:style-name="P9"><text:span text:style-name="T12">T</text:span>ensor flow:-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ttps://www.simplilearn.com/tutorials/python-tutorial/python-i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14:54.495373961</meta:creation-date>
    <dc:date>2024-07-18T15:05:58.091281354</dc:date>
    <meta:editing-duration>PT11M31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17" meta:word-count="69" meta:character-count="620" meta:non-whitespace-character-count="575"/>
  </office:meta>
</office:document-meta>
</file>